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8.412cm"/>
    </style:style>
    <style:style style:name="co3" style:family="table-column">
      <style:table-column-properties fo:break-before="auto" style:column-width="11.793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6.798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2.801cm"/>
    </style:style>
    <style:style style:name="co8" style:family="table-column">
      <style:table-column-properties fo:break-before="auto" style:column-width="19.14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none" fo:border-right="0.002cm solid #000000" fo:border-top="0.002cm solid #000000"/>
    </style:style>
    <style:style style:name="ce8" style:family="table-cell" style:parent-style-name="Default">
      <style:table-cell-properties fo:border-bottom="none" fo:border-left="none" fo:border-right="0.002cm solid #000000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none"/>
    </style:style>
    <style:style style:name="ce10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11" style:family="table-cell" style:parent-style-name="Default" style:data-style-name="N109">
      <style:table-cell-properties fo:border-bottom="0.002cm solid #000000" fo:border-left="0.002cm solid #000000" fo:border-right="0.002cm solid #000000" fo:border-top="none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 style:data-style-name="N107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107">
      <style:table-cell-properties fo:border-bottom="0.002cm solid #000000" fo:border-left="0.002cm solid #000000" fo:border-right="0.002cm solid #000000" fo:border-top="none"/>
    </style:style>
    <style:style style:name="ce15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table table:name="Delovni lis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10"/>
        <table:table-column table:style-name="co7" table:default-cell-style-name="ce13"/>
        <table:table-column table:style-name="co8" table:default-cell-style-name="ce3"/>
        <table:table-row table:style-name="ro1">
          <table:table-cell/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ce (one piece)</text:p>
          </table:table-cell>
          <table:table-cell table:style-name="ce1" office:value-type="string">
            <text:p>Price (total)</text:p>
          </table:table-cell>
          <table:table-cell table:style-name="ce1" office:value-type="string">
            <text:p>Supplier link</text:p>
          </table:table-cell>
        </table:table-row>
        <table:table-row table:style-name="ro1">
          <table:table-cell/>
          <table:table-cell table:style-name="ce2" table:number-columns-repeated="3"/>
          <table:table-cell table:style-name="ce7"/>
          <table:table-cell table:style-name="ce3" table:number-columns-repeated="2"/>
          <table:table-cell/>
        </table:table-row>
        <table:table-row table:style-name="ro2">
          <table:table-cell/>
          <table:table-cell office:value-type="string">
            <text:p>U13</text:p>
          </table:table-cell>
          <table:table-cell office:value-type="string">
            <text:p>SSD1306 blue, yellow 0.96" Inch OLED display module for Arduino, I2C</text:p>
          </table:table-cell>
          <table:table-cell office:value-type="float" office:value="1">
            <text:p>1</text:p>
          </table:table-cell>
          <table:table-cell table:style-name="ce3" office:value-type="string">
            <text:p>small I2C OLED</text:p>
          </table:table-cell>
          <table:table-cell office:value-type="currency" office:currency="EUR" office:value="9.79">
            <text:p>9,790 €</text:p>
          </table:table-cell>
          <table:table-cell table:formula="of:=[.F3]*[.D3]" office:value-type="currency" office:currency="EUR" office:value="9.79">
            <text:p>9,79 €</text:p>
          </table:table-cell>
          <table:table-cell office:value-type="string">
            <text:p><text:a xlink:href="https://www.amazon.com/Diymall®-Yellow-Serial-Arduino-Display/dp/B00O2LLT30">https://www.amazon.com/Diymall%C2%AE-Yellow-Serial-Arduino-Display/dp/B00O2LLT30</text:a></text:p>
          </table:table-cell>
        </table:table-row>
        <table:table-row table:style-name="ro2">
          <table:table-cell/>
          <table:table-cell office:value-type="string">
            <text:p>U4</text:p>
          </table:table-cell>
          <table:table-cell office:value-type="string">
            <text:p>Adafruit 1.3 inch 128x64 monochrome OLED display</text:p>
          </table:table-cell>
          <table:table-cell office:value-type="float" office:value="1">
            <text:p>1</text:p>
          </table:table-cell>
          <table:table-cell office:value-type="string">
            <text:p>OLED</text:p>
          </table:table-cell>
          <table:table-cell office:value-type="currency" office:currency="EUR" office:value="22.19">
            <text:p>22,190 €</text:p>
          </table:table-cell>
          <table:table-cell table:formula="of:=[.F4]*[.D4]" office:value-type="currency" office:currency="EUR" office:value="22.19">
            <text:p>22,19 €</text:p>
          </table:table-cell>
          <table:table-cell table:style-name="ce15" office:value-type="string">
            <text:p><text:a xlink:href="https://www.adafruit.com/product/938">https://www.adafruit.com/product/938</text:a></text:p>
          </table:table-cell>
        </table:table-row>
        <table:table-row table:style-name="ro2">
          <table:table-cell/>
          <table:table-cell office:value-type="string">
            <text:p>C1,C3,C4,C6,C7,C8,C9,C10,C12,C15,C17</text:p>
          </table:table-cell>
          <table:table-cell office:value-type="string">
            <text:p>C0603</text:p>
          </table:table-cell>
          <table:table-cell office:value-type="float" office:value="11">
            <text:p>11</text:p>
          </table:table-cell>
          <table:table-cell office:value-type="string">
            <text:p>100nF</text:p>
          </table:table-cell>
          <table:table-cell office:value-type="currency" office:currency="EUR" office:value="0.0074">
            <text:p>0,007 €</text:p>
          </table:table-cell>
          <table:table-cell table:formula="of:=[.F5]*[.D5]" office:value-type="currency" office:currency="EUR" office:value="0.0814">
            <text:p>0,08 €</text:p>
          </table:table-cell>
          <table:table-cell office:value-type="string">
            <text:p><text:a xlink:href="http://si.farnell.com/walsin/0603b104k250ct/capacitor-mlcc-x7r-0-1uf-25v-0603/dp/2496833RL">http://si.farnell.com/walsin/0603b104k250ct/capacitor-mlcc-x7r-0-1uf-25v-0603/dp/2496833RL</text:a></text:p>
          </table:table-cell>
        </table:table-row>
        <table:table-row table:style-name="ro2">
          <table:table-cell/>
          <table:table-cell office:value-type="string">
            <text:p>C16,C18</text:p>
          </table:table-cell>
          <table:table-cell office:value-type="string">
            <text:p>C0603</text:p>
          </table:table-cell>
          <table:table-cell office:value-type="float" office:value="2">
            <text:p>2</text:p>
          </table:table-cell>
          <table:table-cell office:value-type="string">
            <text:p>10nF</text:p>
          </table:table-cell>
          <table:table-cell office:value-type="currency" office:currency="EUR" office:value="0.0048">
            <text:p>0,005 €</text:p>
          </table:table-cell>
          <table:table-cell table:formula="of:=[.F6]*[.D6]" office:value-type="currency" office:currency="EUR" office:value="0.0096">
            <text:p>0,01 €</text:p>
          </table:table-cell>
          <table:table-cell office:value-type="string">
            <text:p><text:a xlink:href="http://si.farnell.com/walsin/0603b103k500ct/capacitor-mlcc-x7r-0-01uf-50v/dp/2496828">http://si.farnell.com/walsin/0603b103k500ct/capacitor-mlcc-x7r-0-01uf-50v/dp/2496828</text:a></text:p>
          </table:table-cell>
        </table:table-row>
        <table:table-row table:style-name="ro2">
          <table:table-cell/>
          <table:table-cell table:style-name="ce4" office:value-type="string">
            <text:p>C20</text:p>
          </table:table-cell>
          <table:table-cell office:value-type="string">
            <text:p>C0603</text:p>
          </table:table-cell>
          <table:table-cell table:style-name="ce6" office:value-type="float" office:value="1">
            <text:p>1</text:p>
          </table:table-cell>
          <table:table-cell table:style-name="ce3" office:value-type="string">
            <text:p>1uF</text:p>
          </table:table-cell>
          <table:table-cell office:value-type="currency" office:currency="EUR" office:value="0.0086">
            <text:p>0,009 €</text:p>
          </table:table-cell>
          <table:table-cell table:formula="of:=[.F7]*[.D7]" office:value-type="currency" office:currency="EUR" office:value="0.0086">
            <text:p>0,01 €</text:p>
          </table:table-cell>
          <table:table-cell table:style-name="ce8" office:value-type="string">
            <text:p><text:a xlink:href="http://si.farnell.com/murata/grm188r61c105ka12d/cap-mlcc-x5r-1uf-16v-0603/dp/2362099">http://si.farnell.com/murata/grm188r61c105ka12d/cap-mlcc-x5r-1uf-16v-0603/dp/2362099</text:a></text:p>
          </table:table-cell>
        </table:table-row>
        <table:table-row table:style-name="ro2">
          <table:table-cell/>
          <table:table-cell office:value-type="string">
            <text:p>C2,C5,C11,C19</text:p>
          </table:table-cell>
          <table:table-cell office:value-type="string">
            <text:p>tantalum capacitor size B</text:p>
          </table:table-cell>
          <table:table-cell office:value-type="float" office:value="4">
            <text:p>4</text:p>
          </table:table-cell>
          <table:table-cell office:value-type="string">
            <text:p>10uF, 10V</text:p>
          </table:table-cell>
          <table:table-cell office:value-type="currency" office:currency="EUR" office:value="0.333">
            <text:p>0,333 €</text:p>
          </table:table-cell>
          <table:table-cell table:formula="of:=[.F8]*[.D8]" office:value-type="currency" office:currency="EUR" office:value="1.332">
            <text:p>1,33 €</text:p>
          </table:table-cell>
          <table:table-cell office:value-type="string">
            <text:p><text:a xlink:href="http://si.farnell.com/kemet/t491b106k010at/cap-tant-10uf-10v-case-b/dp/2283564">http://si.farnell.com/kemet/t491b106k010at/cap-tant-10uf-10v-case-b/dp/2283564</text:a></text:p>
          </table:table-cell>
        </table:table-row>
        <table:table-row table:style-name="ro2">
          <table:table-cell/>
          <table:table-cell office:value-type="string">
            <text:p>C13,C14</text:p>
          </table:table-cell>
          <table:table-cell office:value-type="string">
            <text:p>tantalum capacitor size B</text:p>
          </table:table-cell>
          <table:table-cell office:value-type="float" office:value="2">
            <text:p>2</text:p>
          </table:table-cell>
          <table:table-cell office:value-type="string">
            <text:p>1uF, 10V</text:p>
          </table:table-cell>
          <table:table-cell office:value-type="currency" office:currency="EUR" office:value="0.444">
            <text:p>0,444 €</text:p>
          </table:table-cell>
          <table:table-cell table:formula="of:=[.F9]*[.D9]" office:value-type="currency" office:currency="EUR" office:value="0.888">
            <text:p>0,89 €</text:p>
          </table:table-cell>
          <table:table-cell office:value-type="string">
            <text:p><text:a xlink:href="http://si.farnell.com/kemet/t491b105k025at/cap-tant-1uf-25v-case-b/dp/2321211">http://si.farnell.com/kemet/t491b105k025at/cap-tant-1uf-25v-case-b/dp/2321211</text:a></text:p>
          </table:table-cell>
        </table:table-row>
        <table:table-row table:style-name="ro2">
          <table:table-cell/>
          <table:table-cell office:value-type="string">
            <text:p>D1</text:p>
          </table:table-cell>
          <table:table-cell office:value-type="string">
            <text:p>LED0603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office:value-type="currency" office:currency="EUR" office:value="0.342">
            <text:p>0,342 €</text:p>
          </table:table-cell>
          <table:table-cell table:formula="of:=[.F10]*[.D10]" office:value-type="currency" office:currency="EUR" office:value="0.342">
            <text:p>0,34 €</text:p>
          </table:table-cell>
          <table:table-cell office:value-type="string">
            <text:p><text:a xlink:href="http://si.farnell.com/vishay/tlmp1100-gs08/led-0603-green/dp/1328306">http://si.farnell.com/vishay/tlmp1100-gs08/led-0603-green/dp/1328306</text:a></text:p>
          </table:table-cell>
        </table:table-row>
        <table:table-row table:style-name="ro2">
          <table:table-cell/>
          <table:table-cell office:value-type="string">
            <text:p>D2</text:p>
          </table:table-cell>
          <table:table-cell office:value-type="string">
            <text:p>KPD-3224SURCK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office:value-type="currency" office:currency="EUR" office:value="0.132">
            <text:p>0,132 €</text:p>
          </table:table-cell>
          <table:table-cell table:formula="of:=[.F11]*[.D11]" office:value-type="currency" office:currency="EUR" office:value="0.132">
            <text:p>0,13 €</text:p>
          </table:table-cell>
          <table:table-cell office:value-type="string">
            <text:p><text:a xlink:href="http://si.farnell.com/kingbright/kpd-3224surck/led-smd-dome-lens-red/dp/2146458">http://si.farnell.com/kingbright/kpd-3224surck/led-smd-dome-lens-red/dp/2146458</text:a></text:p>
          </table:table-cell>
        </table:table-row>
        <table:table-row table:style-name="ro2">
          <table:table-cell/>
          <table:table-cell office:value-type="string">
            <text:p>D3</text:p>
          </table:table-cell>
          <table:table-cell office:value-type="string">
            <text:p>MCL053SGC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office:value-type="currency" office:currency="EUR" office:value="0.239">
            <text:p>0,239 €</text:p>
          </table:table-cell>
          <table:table-cell table:formula="of:=[.F12]*[.D12]" office:value-type="currency" office:currency="EUR" office:value="0.239">
            <text:p>0,24 €</text:p>
          </table:table-cell>
          <table:table-cell office:value-type="string">
            <text:p><text:a xlink:href="http://si.farnell.com/multicomp/mcl053sgc/led-5mm-16-super-green/dp/1581182?ost=MCL053SGC&amp;selectedCategoryId=&amp;categoryNameResp=Vse+kategorije&amp;searchView=table&amp;iscrfnonsku=false">http://si.farnell.com/multicomp/mcl053sgc/led-5mm-16-super-green/...</text:a></text:p>
          </table:table-cell>
        </table:table-row>
        <table:table-row table:style-name="ro2">
          <table:table-cell/>
          <table:table-cell office:value-type="string">
            <text:p>D4</text:p>
          </table:table-cell>
          <table:table-cell office:value-type="string">
            <text:p>SOD-323</text:p>
          </table:table-cell>
          <table:table-cell office:value-type="float" office:value="1">
            <text:p>1</text:p>
          </table:table-cell>
          <table:table-cell office:value-type="string">
            <text:p>1N4148</text:p>
          </table:table-cell>
          <table:table-cell office:value-type="currency" office:currency="EUR" office:value="0.057">
            <text:p>0,057 €</text:p>
          </table:table-cell>
          <table:table-cell table:formula="of:=[.F13]*[.D13]" office:value-type="currency" office:currency="EUR" office:value="0.057">
            <text:p>0,06 €</text:p>
          </table:table-cell>
          <table:table-cell office:value-type="string">
            <text:p><text:a xlink:href="http://si.farnell.com/vishay-semiconductor/1n4148ws-e3-08/switching-diode-100v-150ma-sod/dp/2164233">http://si.farnell.com/vishay-semiconductor/1n4148ws-e3-08/switching-diode-100v-150ma-sod/dp/2164233</text:a></text:p>
          </table:table-cell>
        </table:table-row>
        <table:table-row table:style-name="ro2">
          <table:table-cell/>
          <table:table-cell office:value-type="string">
            <text:p>D5</text:p>
          </table:table-cell>
          <table:table-cell office:value-type="string">
            <text:p>LED0603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office:value-type="currency" office:currency="EUR" office:value="0.285">
            <text:p>0,285 €</text:p>
          </table:table-cell>
          <table:table-cell table:formula="of:=[.F14]*[.D14]" office:value-type="currency" office:currency="EUR" office:value="0.285">
            <text:p>0,29 €</text:p>
          </table:table-cell>
          <table:table-cell office:value-type="string">
            <text:p><text:a xlink:href="http://si.farnell.com/vishay/tlms1000-gs08/led-0603-red-4mcd-628nm/dp/1328308">http://si.farnell.com/vishay/tlms1000-gs08/led-0603-red-4mcd-628nm/dp/1328308</text:a></text:p>
          </table:table-cell>
        </table:table-row>
        <table:table-row table:style-name="ro2">
          <table:table-cell/>
          <table:table-cell office:value-type="string">
            <text:p>D6</text:p>
          </table:table-cell>
          <table:table-cell office:value-type="string">
            <text:p>SOD-323</text:p>
          </table:table-cell>
          <table:table-cell office:value-type="float" office:value="1">
            <text:p>1</text:p>
          </table:table-cell>
          <table:table-cell office:value-type="string">
            <text:p>BAT20J</text:p>
          </table:table-cell>
          <table:table-cell office:value-type="currency" office:currency="EUR" office:value="0.291">
            <text:p>0,291 €</text:p>
          </table:table-cell>
          <table:table-cell table:formula="of:=[.F15]*[.D15]" office:value-type="currency" office:currency="EUR" office:value="0.291">
            <text:p>0,29 €</text:p>
          </table:table-cell>
          <table:table-cell office:value-type="string">
            <text:p><text:a xlink:href="http://si.farnell.com/stmicroelectronics/bat20jfilm/diode-schottky-2a-23v/dp/1467541">http://si.farnell.com/stmicroelectronics/bat20jfilm/diode-schottky-2a-23v/dp/1467541</text:a></text:p>
          </table:table-cell>
        </table:table-row>
        <table:table-row table:style-name="ro2">
          <table:table-cell/>
          <table:table-cell office:value-type="string">
            <text:p>P4</text:p>
          </table:table-cell>
          <table:table-cell office:value-type="string">
            <text:p>B3B-PH-SM4-TB</text:p>
          </table:table-cell>
          <table:table-cell office:value-type="float" office:value="1">
            <text:p>1</text:p>
          </table:table-cell>
          <table:table-cell office:value-type="string">
            <text:p>IRover connector (receptacle)</text:p>
          </table:table-cell>
          <table:table-cell office:value-type="currency" office:currency="EUR" office:value="0.382">
            <text:p>0,382 €</text:p>
          </table:table-cell>
          <table:table-cell table:formula="of:=[.F16]*[.D16]" office:value-type="currency" office:currency="EUR" office:value="0.382">
            <text:p>0,38 €</text:p>
          </table:table-cell>
          <table:table-cell office:value-type="string">
            <text:p><text:a xlink:href="http://si.farnell.com/jst-japan-solderless-terminals/b3b-ph-sm4-tb-lf-sn/connector-header-smt-2mm-3way/dp/9492542?ost=B3B-PH-SM4-TB&amp;selectedCategoryId=&amp;categoryNameResp=Vse+kategorije&amp;searchView=table&amp;iscrfnonsku=false">http://si.farnell.com/jst-japan-solderless-terminals/b3b-ph-sm4-tb-lf-sn/connector-header-smt-2mm-3way/...</text:a></text:p>
          </table:table-cell>
        </table:table-row>
        <table:table-row table:style-name="ro2">
          <table:table-cell/>
          <table:table-cell office:value-type="string">
            <text:p>P7</text:p>
          </table:table-cell>
          <table:table-cell office:value-type="string">
            <text:p>B2B-PH-SM4-TB</text:p>
          </table:table-cell>
          <table:table-cell office:value-type="float" office:value="1">
            <text:p>1</text:p>
          </table:table-cell>
          <table:table-cell office:value-type="string">
            <text:p>battery connector</text:p>
          </table:table-cell>
          <table:table-cell office:value-type="currency" office:currency="EUR" office:value="0.318">
            <text:p>0,318 €</text:p>
          </table:table-cell>
          <table:table-cell table:formula="of:=[.F17]*[.D17]" office:value-type="currency" office:currency="EUR" office:value="0.318">
            <text:p>0,32 €</text:p>
          </table:table-cell>
          <table:table-cell office:value-type="string">
            <text:p><text:a xlink:href="http://si.farnell.com/jst-japan-solderless-terminals/b2b-ph-sm4-tb-lf-sn/connector-header-smt-2mm-2way/dp/9492534?ost=B2B-PH-SM4-TB&amp;selectedCategoryId=&amp;categoryNameResp=Vse+kategorije&amp;searchView=table&amp;iscrfnonsku=false">http://si.farnell.com/jst-japan-solderless-terminals/b2b-ph-sm4-tb-lf-sn/connector-header-smt-2mm-2way/...</text:a></text:p>
          </table:table-cell>
        </table:table-row>
        <table:table-row table:style-name="ro2">
          <table:table-cell/>
          <table:table-cell office:value-type="string">
            <text:p>Q1,Q4</text:p>
          </table:table-cell>
          <table:table-cell office:value-type="string">
            <text:p>SOT-23-3</text:p>
          </table:table-cell>
          <table:table-cell office:value-type="float" office:value="2">
            <text:p>2</text:p>
          </table:table-cell>
          <table:table-cell office:value-type="string">
            <text:p>ZXMP6A13F</text:p>
          </table:table-cell>
          <table:table-cell office:value-type="currency" office:currency="EUR" office:value="0.447">
            <text:p>0,447 €</text:p>
          </table:table-cell>
          <table:table-cell table:formula="of:=[.F18]*[.D18]" office:value-type="currency" office:currency="EUR" office:value="0.894">
            <text:p>0,89 €</text:p>
          </table:table-cell>
          <table:table-cell office:value-type="string">
            <text:p><text:a xlink:href="http://si.farnell.com/diodes-inc/zxmp6a13fta/mosfet-p-ch-60v-0-9a-sot23-3/dp/1843770">http://si.farnell.com/diodes-inc/zxmp6a13fta/mosfet-p-ch-60v-0-9a-sot23-3/dp/1843770</text:a></text:p>
          </table:table-cell>
        </table:table-row>
        <table:table-row table:style-name="ro2">
          <table:table-cell/>
          <table:table-cell office:value-type="string">
            <text:p>Q2,Q3,Q6,Q7</text:p>
          </table:table-cell>
          <table:table-cell office:value-type="string">
            <text:p>SOT-23-3</text:p>
          </table:table-cell>
          <table:table-cell office:value-type="float" office:value="4">
            <text:p>4</text:p>
          </table:table-cell>
          <table:table-cell office:value-type="string">
            <text:p>RSR010N10FHATL</text:p>
          </table:table-cell>
          <table:table-cell office:value-type="currency" office:currency="EUR" office:value="0.72">
            <text:p>0,720 €</text:p>
          </table:table-cell>
          <table:table-cell table:formula="of:=[.F19]*[.D19]" office:value-type="currency" office:currency="EUR" office:value="2.88">
            <text:p>2,88 €</text:p>
          </table:table-cell>
          <table:table-cell office:value-type="string">
            <text:p><text:a xlink:href="http://si.farnell.com/rohm/rsr010n10fhatl/mosfet-n-ch-100v-1a-tsmt-3/dp/2527973">http://si.farnell.com/rohm/rsr010n10fhatl/mosfet-n-ch-100v-1a-tsmt-3/dp/2527973</text:a></text:p>
          </table:table-cell>
        </table:table-row>
        <table:table-row table:style-name="ro2">
          <table:table-cell/>
          <table:table-cell office:value-type="string">
            <text:p>Q5</text:p>
          </table:table-cell>
          <table:table-cell office:value-type="string">
            <text:p>SOT-23-3</text:p>
          </table:table-cell>
          <table:table-cell office:value-type="float" office:value="1">
            <text:p>1</text:p>
          </table:table-cell>
          <table:table-cell office:value-type="string">
            <text:p>BC847C</text:p>
          </table:table-cell>
          <table:table-cell office:value-type="currency" office:currency="EUR" office:value="0.38">
            <text:p>0,380 €</text:p>
          </table:table-cell>
          <table:table-cell table:formula="of:=[.F20]*[.D20]" office:value-type="currency" office:currency="EUR" office:value="0.38">
            <text:p>0,38 €</text:p>
          </table:table-cell>
          <table:table-cell office:value-type="string">
            <text:p><text:a xlink:href="http://si.farnell.com/nxp/bc847c-215/transistor-npn-45v-sot-23/dp/1081235">http://si.farnell.com/nxp/bc847c-215/transistor-npn-45v-sot-23/dp/1081235</text:a></text:p>
          </table:table-cell>
        </table:table-row>
        <table:table-row table:style-name="ro2">
          <table:table-cell/>
          <table:table-cell office:value-type="string">
            <text:p>R1,R10,R13,R17,R18</text:p>
          </table:table-cell>
          <table:table-cell office:value-type="string">
            <text:p>R0603</text:p>
          </table:table-cell>
          <table:table-cell office:value-type="float" office:value="5">
            <text:p>5</text:p>
          </table:table-cell>
          <table:table-cell office:value-type="string">
            <text:p>1K</text:p>
          </table:table-cell>
          <table:table-cell office:value-type="currency" office:currency="EUR" office:value="0.0036">
            <text:p>0,004 €</text:p>
          </table:table-cell>
          <table:table-cell table:formula="of:=[.F21]*[.D21]" office:value-type="currency" office:currency="EUR" office:value="0.018">
            <text:p>0,02 €</text:p>
          </table:table-cell>
          <table:table-cell office:value-type="string">
            <text:p><text:a xlink:href="http://si.farnell.com/multicomp/mcwr06x1001ftl/res-thick-film-1k-1-0-1w-0603/dp/2447272">http://si.farnell.com/multicomp/mcwr06x1001ftl/res-thick-film-1k-1-0-1w-0603/dp/2447272</text:a></text:p>
          </table:table-cell>
        </table:table-row>
        <table:table-row table:style-name="ro2">
          <table:table-cell/>
          <table:table-cell office:value-type="string">
            <text:p>R2,R9</text:p>
          </table:table-cell>
          <table:table-cell office:value-type="string">
            <text:p>R0603</text:p>
          </table:table-cell>
          <table:table-cell office:value-type="float" office:value="2">
            <text:p>2</text:p>
          </table:table-cell>
          <table:table-cell office:value-type="string">
            <text:p>9.1K</text:p>
          </table:table-cell>
          <table:table-cell office:value-type="currency" office:currency="EUR" office:value="0.0012">
            <text:p>0,001 €</text:p>
          </table:table-cell>
          <table:table-cell table:formula="of:=[.F22]*[.D22]" office:value-type="currency" office:currency="EUR" office:value="0.0024">
            <text:p>0,00 €</text:p>
          </table:table-cell>
          <table:table-cell office:value-type="string">
            <text:p><text:a xlink:href="http://si.farnell.com/multicomp/mc0063w060319k1/res-thick-film-9k1-1-0-063w-0603/dp/9331611">http://si.farnell.com/multicomp/mc0063w060319k1/res-thick-film-9k1-1-0-063w-0603/dp/9331611</text:a></text:p>
          </table:table-cell>
        </table:table-row>
        <table:table-row table:style-name="ro2">
          <table:table-cell/>
          <table:table-cell office:value-type="string">
            <text:p>R3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currency" office:currency="EUR" office:value="0.0012">
            <text:p>0,001 €</text:p>
          </table:table-cell>
          <table:table-cell table:formula="of:=[.F23]*[.D23]" office:value-type="currency" office:currency="EUR" office:value="0.0012">
            <text:p>0,00 €</text:p>
          </table:table-cell>
          <table:table-cell office:value-type="string">
            <text:p><text:a xlink:href="http://si.farnell.com/multicomp/mc0063w06031100k/res-thick-film-100k-1-0-063w-0603/dp/9330402RL">http://si.farnell.com/multicomp/mc0063w06031100k/res-thick-film-100k-1-0-063w-0603/dp/9330402RL</text:a></text:p>
          </table:table-cell>
        </table:table-row>
        <table:table-row table:style-name="ro2">
          <table:table-cell/>
          <table:table-cell office:value-type="string">
            <text:p>R4,R5,R6,R7,R19,R27,R28,R29,R30,R31,R32,R33</text:p>
          </table:table-cell>
          <table:table-cell office:value-type="string">
            <text:p>R0603</text:p>
          </table:table-cell>
          <table:table-cell office:value-type="float" office:value="12">
            <text:p>12</text:p>
          </table:table-cell>
          <table:table-cell office:value-type="string">
            <text:p>10K</text:p>
          </table:table-cell>
          <table:table-cell office:value-type="currency" office:currency="EUR" office:value="0.0011">
            <text:p>0,001 €</text:p>
          </table:table-cell>
          <table:table-cell table:formula="of:=[.F24]*[.D24]" office:value-type="currency" office:currency="EUR" office:value="0.0132">
            <text:p>0,01 €</text:p>
          </table:table-cell>
          <table:table-cell office:value-type="string">
            <text:p><text:a xlink:href="http://si.farnell.com/multicomp/mc0063w0603110k/res-thick-film-10k-1-0-063w-0603/dp/9330399RL">http://si.farnell.com/multicomp/mc0063w0603110k/res-thick-film-10k-1-0-063w-0603/dp/9330399RL</text:a></text:p>
          </table:table-cell>
        </table:table-row>
        <table:table-row table:style-name="ro2">
          <table:table-cell/>
          <table:table-cell office:value-type="string">
            <text:p>R8,R12,R15,R16,R21</text:p>
          </table:table-cell>
          <table:table-cell office:value-type="string">
            <text:p>R0603</text:p>
          </table:table-cell>
          <table:table-cell office:value-type="float" office:value="5">
            <text:p>5</text:p>
          </table:table-cell>
          <table:table-cell office:value-type="string">
            <text:p>470K</text:p>
          </table:table-cell>
          <table:table-cell office:value-type="currency" office:currency="EUR" office:value="0.0013">
            <text:p>0,001 €</text:p>
          </table:table-cell>
          <table:table-cell table:formula="of:=[.F25]*[.D25]" office:value-type="currency" office:currency="EUR" office:value="0.0065">
            <text:p>0,01 €</text:p>
          </table:table-cell>
          <table:table-cell office:value-type="string">
            <text:p><text:a xlink:href="http://si.farnell.com/multicomp/mc0063w06031470k/res-thick-film-470k-1-0-063w-0603/dp/9331263RL">http://si.farnell.com/multicomp/mc0063w06031470k/res-thick-film-470k-1-0-063w-0603/dp/9331263RL</text:a></text:p>
          </table:table-cell>
        </table:table-row>
        <table:table-row table:style-name="ro2">
          <table:table-cell/>
          <table:table-cell office:value-type="string">
            <text:p>R11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office:value-type="string">
            <text:p>51R</text:p>
          </table:table-cell>
          <table:table-cell office:value-type="currency" office:currency="EUR" office:value="0.0016">
            <text:p>0,002 €</text:p>
          </table:table-cell>
          <table:table-cell table:formula="of:=[.F26]*[.D26]" office:value-type="currency" office:currency="EUR" office:value="0.0016">
            <text:p>0,00 €</text:p>
          </table:table-cell>
          <table:table-cell office:value-type="string">
            <text:p><text:a xlink:href="http://si.farnell.com/multicomp/mc0063w0603151r/res-thick-film-51r-1-0-063w-0603/dp/9331336">http://si.farnell.com/multicomp/mc0063w0603151r/res-thick-film-51r-1-0-063w-0603/dp/9331336</text:a></text:p>
          </table:table-cell>
        </table:table-row>
        <table:table-row table:style-name="ro2">
          <table:table-cell/>
          <table:table-cell office:value-type="string">
            <text:p>R14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office:value-type="string">
            <text:p>51K</text:p>
          </table:table-cell>
          <table:table-cell office:value-type="currency" office:currency="EUR" office:value="0.0013">
            <text:p>0,001 €</text:p>
          </table:table-cell>
          <table:table-cell table:formula="of:=[.F27]*[.D27]" office:value-type="currency" office:currency="EUR" office:value="0.0013">
            <text:p>0,00 €</text:p>
          </table:table-cell>
          <table:table-cell office:value-type="string">
            <text:p><text:a xlink:href="http://si.farnell.com/multicomp/mc0063w0603151k/res-thick-film-51k-1-0-063w-0603/dp/9331310RL">http://si.farnell.com/multicomp/mc0063w0603151k/res-thick-film-51k-1-0-063w-0603/dp/9331310RL</text:a></text:p>
          </table:table-cell>
        </table:table-row>
        <table:table-row table:style-name="ro2">
          <table:table-cell/>
          <table:table-cell office:value-type="string">
            <text:p>R20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office:value-type="string">
            <text:p>68R</text:p>
          </table:table-cell>
          <table:table-cell office:value-type="currency" office:currency="EUR" office:value="0.0015">
            <text:p>0,002 €</text:p>
          </table:table-cell>
          <table:table-cell table:formula="of:=[.F28]*[.D28]" office:value-type="currency" office:currency="EUR" office:value="0.0015">
            <text:p>0,00 €</text:p>
          </table:table-cell>
          <table:table-cell office:value-type="string">
            <text:p><text:a xlink:href="http://si.farnell.com/multicomp/mc0063w0603168r/res-thick-film-68r-1-0-063w-0603/dp/9331484">http://si.farnell.com/multicomp/mc0063w0603168r/res-thick-film-68r-1-0-063w-0603/dp/9331484</text:a></text:p>
          </table:table-cell>
        </table:table-row>
        <table:table-row table:style-name="ro2">
          <table:table-cell/>
          <table:table-cell office:value-type="string">
            <text:p>R24,R25,R26</text:p>
          </table:table-cell>
          <table:table-cell office:value-type="string">
            <text:p>R0603</text:p>
          </table:table-cell>
          <table:table-cell office:value-type="float" office:value="2">
            <text:p>2</text:p>
          </table:table-cell>
          <table:table-cell office:value-type="string">
            <text:p>0R</text:p>
          </table:table-cell>
          <table:table-cell office:value-type="currency" office:currency="EUR" office:value="0.0034">
            <text:p>0,003 €</text:p>
          </table:table-cell>
          <table:table-cell table:formula="of:=[.F29]*[.D29]" office:value-type="currency" office:currency="EUR" office:value="0.0068">
            <text:p>0,01 €</text:p>
          </table:table-cell>
          <table:table-cell office:value-type="string">
            <text:p><text:a xlink:href="http://si.farnell.com/multicomp/mcwr06x000-ptl/res-thick-film-0-ohm-jumper-0/dp/2447743RL">http://si.farnell.com/multicomp/mcwr06x000-ptl/res-thick-film-0-ohm-jumper-0/dp/2447743RL</text:a></text:p>
          </table:table-cell>
        </table:table-row>
        <table:table-row table:style-name="ro2">
          <table:table-cell/>
          <table:table-cell office:value-type="string">
            <text:p>SW2</text:p>
          </table:table-cell>
          <table:table-cell office:value-type="string">
            <text:p>A6S-3102-H</text:p>
          </table:table-cell>
          <table:table-cell office:value-type="float" office:value="1">
            <text:p>1</text:p>
          </table:table-cell>
          <table:table-cell office:value-type="string">
            <text:p>switch DIP-3</text:p>
          </table:table-cell>
          <table:table-cell office:value-type="currency" office:currency="EUR" office:value="1.214">
            <text:p>1,214 €</text:p>
          </table:table-cell>
          <table:table-cell table:formula="of:=[.F30]*[.D30]" office:value-type="currency" office:currency="EUR" office:value="1.214">
            <text:p>1,21 €</text:p>
          </table:table-cell>
          <table:table-cell table:style-name="ce8" office:value-type="string">
            <text:p><text:a xlink:href="http://si.farnell.com/omron-electronic-components/a6s3102h/switch-dip-3-way-sealed/dp/1960896?ost=A6S-3102-H&amp;selectedCategoryId=&amp;categoryNameResp=Vse+kategorije&amp;searchView=table&amp;iscrfnonsku=false">http://si.farnell.com/omron-electronic-components/a6s3102h/switch-dip-3-way-sealed/...</text:a></text:p>
          </table:table-cell>
        </table:table-row>
        <table:table-row table:style-name="ro2">
          <table:table-cell/>
          <table:table-cell office:value-type="string">
            <text:p>U1</text:p>
          </table:table-cell>
          <table:table-cell office:value-type="string">
            <text:p>Adafruit Ultimate GPS Module - MTK3339 chipset</text:p>
          </table:table-cell>
          <table:table-cell office:value-type="float" office:value="1">
            <text:p>1</text:p>
          </table:table-cell>
          <table:table-cell office:value-type="string">
            <text:p>FGPMMOPA6H</text:p>
          </table:table-cell>
          <table:table-cell office:value-type="currency" office:currency="EUR" office:value="27.12">
            <text:p>27,120 €</text:p>
          </table:table-cell>
          <table:table-cell table:formula="of:=[.F31]*[.D31]" office:value-type="currency" office:currency="EUR" office:value="27.12">
            <text:p>27,12 €</text:p>
          </table:table-cell>
          <table:table-cell office:value-type="string">
            <text:p><text:a xlink:href="https://www.adafruit.com/product/790">https://www.adafruit.com/product/790</text:a></text:p>
          </table:table-cell>
        </table:table-row>
        <table:table-row table:style-name="ro2">
          <table:table-cell/>
          <table:table-cell office:value-type="string">
            <text:p>U2</text:p>
          </table:table-cell>
          <table:table-cell office:value-type="string">
            <text:p>SOT-23-5</text:p>
          </table:table-cell>
          <table:table-cell office:value-type="float" office:value="1">
            <text:p>1</text:p>
          </table:table-cell>
          <table:table-cell office:value-type="string">
            <text:p>MAX1555</text:p>
          </table:table-cell>
          <table:table-cell office:value-type="currency" office:currency="EUR" office:value="2.07">
            <text:p>2,070 €</text:p>
          </table:table-cell>
          <table:table-cell table:formula="of:=[.F32]*[.D32]" office:value-type="currency" office:currency="EUR" office:value="2.07">
            <text:p>2,07 €</text:p>
          </table:table-cell>
          <table:table-cell office:value-type="string">
            <text:p><text:a xlink:href="http://si.farnell.com/maxim-integrated-products/max1555ezk-t/battery-charger-li-ion-280ma-sot/dp/2516725">http://si.farnell.com/maxim-integrated-products/max1555ezk-t/battery-charger-li-ion-280ma-sot/dp/2516725</text:a></text:p>
          </table:table-cell>
        </table:table-row>
        <table:table-row table:style-name="ro2">
          <table:table-cell/>
          <table:table-cell office:value-type="string">
            <text:p>U3</text:p>
          </table:table-cell>
          <table:table-cell office:value-type="string">
            <text:p>Xbee socket</text:p>
          </table:table-cell>
          <table:table-cell office:value-type="float" office:value="1">
            <text:p>1</text:p>
          </table:table-cell>
          <table:table-cell office:value-type="string">
            <text:p>XBee</text:p>
          </table:table-cell>
          <table:table-cell office:value-type="currency" office:currency="EUR" office:value="19.94">
            <text:p>19,940 €</text:p>
          </table:table-cell>
          <table:table-cell table:formula="of:=[.F33]*[.D33]" office:value-type="currency" office:currency="EUR" office:value="19.94">
            <text:p>19,94 €</text:p>
          </table:table-cell>
          <table:table-cell office:value-type="string">
            <text:p><text:a xlink:href="http://si.farnell.com/digi-international/xb24-awi-001/rf-module-txrx-xbee-wire-ant/dp/1337912">http://si.farnell.com/digi-international/xb24-awi-001/rf-module-txrx-xbee-wire-ant/dp/1337912</text:a></text:p>
          </table:table-cell>
        </table:table-row>
        <table:table-row table:style-name="ro2">
          <table:table-cell/>
          <table:table-cell office:value-type="string">
            <text:p>U5</text:p>
          </table:table-cell>
          <table:table-cell office:value-type="string">
            <text:p>MOLEX 47309-2651</text:p>
          </table:table-cell>
          <table:table-cell office:value-type="float" office:value="1">
            <text:p>1</text:p>
          </table:table-cell>
          <table:table-cell office:value-type="string">
            <text:p>micro SD card slot</text:p>
          </table:table-cell>
          <table:table-cell office:value-type="currency" office:currency="EUR" office:value="1.54">
            <text:p>1,540 €</text:p>
          </table:table-cell>
          <table:table-cell table:formula="of:=[.F34]*[.D34]" office:value-type="currency" office:currency="EUR" office:value="1.54">
            <text:p>1,54 €</text:p>
          </table:table-cell>
          <table:table-cell office:value-type="string">
            <text:p><text:a xlink:href="http://si.farnell.com/molex/47309-2651/connector-micro-sd-header-smt/dp/1568092">http://si.farnell.com/molex/47309-2651/connector-micro-sd-header-smt/dp/1568092</text:a></text:p>
          </table:table-cell>
        </table:table-row>
        <table:table-row table:style-name="ro2">
          <table:table-cell/>
          <table:table-cell office:value-type="string">
            <text:p>U6</text:p>
          </table:table-cell>
          <table:table-cell office:value-type="string">
            <text:p>SOT-223-3</text:p>
          </table:table-cell>
          <table:table-cell office:value-type="float" office:value="1">
            <text:p>1</text:p>
          </table:table-cell>
          <table:table-cell office:value-type="string">
            <text:p>MCP1826S, 3.3V</text:p>
          </table:table-cell>
          <table:table-cell office:value-type="currency" office:currency="EUR" office:value="0.661">
            <text:p>0,661 €</text:p>
          </table:table-cell>
          <table:table-cell table:formula="of:=[.F35]*[.D35]" office:value-type="currency" office:currency="EUR" office:value="0.661">
            <text:p>0,66 €</text:p>
          </table:table-cell>
          <table:table-cell office:value-type="string">
            <text:p><text:a xlink:href="http://si.farnell.com/microchip/mcp1826s-3302e-db/ic-ldo-3-3v-1a-sot-223-3/dp/1578424?aa=true&amp;ost=MCP1826S&amp;vw=&amp;selectedCategoryId=&amp;eq=N=111871192+2028&amp;amp;Ns=P_PRICE_FARNELL_SI%7C0&amp;amp;Ntk=desc_pn&amp;amp;Ntt=MCP1826S&amp;amp;Ntx=rel+gensearch_store_specific,static(P_STORE_MARKETING_RANK_FARNELL_SI,ascending)+mode+matchpartialmax&amp;amp;Nty=1&amp;amp;Ntpc=1&amp;amp;Ntpr=1&amp;amp;D=MCP1826S*&amp;amp;Dn=2028+2028+2028+2028&amp;amp;Dx=mode+matchall&amp;searchView=table&amp;iscrfnonsku=false">http://si.farnell.com/microchip/mcp1826s-3302e-db/ic-ldo-3-3v-1a-sot-223-3/...</text:a></text:p>
          </table:table-cell>
        </table:table-row>
        <table:table-row table:style-name="ro2">
          <table:table-cell/>
          <table:table-cell office:value-type="string">
            <text:p>U7</text:p>
          </table:table-cell>
          <table:table-cell office:value-type="string">
            <text:p>RedBear Duo socket</text:p>
          </table:table-cell>
          <table:table-cell office:value-type="float" office:value="1">
            <text:p>1</text:p>
          </table:table-cell>
          <table:table-cell office:value-type="string">
            <text:p>RedBear Duo</text:p>
          </table:table-cell>
          <table:table-cell office:value-type="currency" office:currency="EUR" office:value="22.57">
            <text:p>22,570 €</text:p>
          </table:table-cell>
          <table:table-cell table:formula="of:=[.F36]*[.D36]" office:value-type="currency" office:currency="EUR" office:value="22.57">
            <text:p>22,57 €</text:p>
          </table:table-cell>
          <table:table-cell office:value-type="string">
            <text:p><text:a xlink:href="https://store.redbear.cc/product/wifi-ble/redbear-duo.html">https://store.redbear.cc/product/wifi-ble/redbear-duo.html</text:a></text:p>
          </table:table-cell>
        </table:table-row>
        <table:table-row table:style-name="ro2">
          <table:table-cell/>
          <table:table-cell office:value-type="string">
            <text:p>U9</text:p>
          </table:table-cell>
          <table:table-cell office:value-type="string">
            <text:p>SOT-23-6</text:p>
          </table:table-cell>
          <table:table-cell office:value-type="float" office:value="1">
            <text:p>1</text:p>
          </table:table-cell>
          <table:table-cell office:value-type="string">
            <text:p>LM3880</text:p>
          </table:table-cell>
          <table:table-cell office:value-type="currency" office:currency="EUR" office:value="0.644">
            <text:p>0,644 €</text:p>
          </table:table-cell>
          <table:table-cell table:formula="of:=[.F37]*[.D37]" office:value-type="currency" office:currency="EUR" office:value="0.644">
            <text:p>0,64 €</text:p>
          </table:table-cell>
          <table:table-cell office:value-type="string">
            <text:p><text:a xlink:href="http://si.farnell.com/texas-instruments/lm38801ae-nopb/power-sequencer-25ua-5-5v-sot/dp/2492198">http://si.farnell.com/texas-instruments/lm38801ae-nopb/power-sequencer-25ua-5-5v-sot/dp/2492198</text:a></text:p>
          </table:table-cell>
        </table:table-row>
        <table:table-row table:style-name="ro2">
          <table:table-cell/>
          <table:table-cell office:value-type="string">
            <text:p>U10</text:p>
          </table:table-cell>
          <table:table-cell office:value-type="string">
            <text:p>SOT-23-5</text:p>
          </table:table-cell>
          <table:table-cell office:value-type="float" office:value="1">
            <text:p>1</text:p>
          </table:table-cell>
          <table:table-cell office:value-type="string">
            <text:p>MIC5205, 3.3V</text:p>
          </table:table-cell>
          <table:table-cell office:value-type="currency" office:currency="EUR" office:value="0.382">
            <text:p>0,382 €</text:p>
          </table:table-cell>
          <table:table-cell table:formula="of:=[.F38]*[.D38]" office:value-type="currency" office:currency="EUR" office:value="0.382">
            <text:p>0,38 €</text:p>
          </table:table-cell>
          <table:table-cell office:value-type="string">
            <text:p><text:a xlink:href="http://si.farnell.com/microchip/mic5205-3-3ym5-tr/ic-ldo-150ma-3-3v-ln-sot23-5/dp/2510222">http://si.farnell.com/microchip/mic5205-3-3ym5-tr/ic-ldo-150ma-3-3v-ln-sot23-5/dp/2510222</text:a></text:p>
          </table:table-cell>
        </table:table-row>
        <table:table-row table:style-name="ro2">
          <table:table-cell/>
          <table:table-cell office:value-type="string">
            <text:p>U11</text:p>
          </table:table-cell>
          <table:table-cell office:value-type="string">
            <text:p>LD-BZEG-1205</text:p>
          </table:table-cell>
          <table:table-cell office:value-type="float" office:value="1">
            <text:p>1</text:p>
          </table:table-cell>
          <table:table-cell office:value-type="string">
            <text:p>magnetic buzzer with internal oscillator</text:p>
          </table:table-cell>
          <table:table-cell office:value-type="currency" office:currency="EUR" office:value="0.5366">
            <text:p>0,537 €</text:p>
          </table:table-cell>
          <table:table-cell table:formula="of:=[.F39]*[.D39]" office:value-type="currency" office:currency="EUR" office:value="0.5366">
            <text:p>0,54 €</text:p>
          </table:table-cell>
          <table:table-cell office:value-type="string">
            <text:p><text:a xlink:href="http://www.tme.eu/gb/details/ld-bzeg-1205/electromagnetic-sounders-with-generator/loudity/">http://www.tme.eu/gb/details/ld-bzeg-1205/electromagnetic-sounders-with-generator/loudity/</text:a></text:p>
          </table:table-cell>
        </table:table-row>
        <table:table-row table:style-name="ro2">
          <table:table-cell/>
          <table:table-cell office:value-type="string">
            <text:p>P1</text:p>
          </table:table-cell>
          <table:table-cell office:value-type="string">
            <text:p>U.FL-R-SMT</text:p>
          </table:table-cell>
          <table:table-cell office:value-type="float" office:value="1">
            <text:p>1</text:p>
          </table:table-cell>
          <table:table-cell office:value-type="string">
            <text:p>uFL connector</text:p>
          </table:table-cell>
          <table:table-cell office:value-type="currency" office:currency="EUR" office:value="0.578">
            <text:p>0,578 €</text:p>
          </table:table-cell>
          <table:table-cell table:formula="of:=[.F40]*[.D40]" office:value-type="currency" office:currency="EUR" office:value="0.578">
            <text:p>0,58 €</text:p>
          </table:table-cell>
          <table:table-cell office:value-type="string">
            <text:p><text:a xlink:href="http://si.farnell.com/hirose-hrs/u-fl-r-smt-1-10/rf-coaxial-u-fl-straight-jack/dp/1688077">http://si.farnell.com/hirose-hrs/u-fl-r-smt-1-10/rf-coaxial-u-fl-straight-jack/dp/1688077</text:a></text:p>
          </table:table-cell>
        </table:table-row>
        <table:table-row table:style-name="ro2">
          <table:table-cell/>
          <table:table-cell office:value-type="string">
            <text:p>SW1</text:p>
          </table:table-cell>
          <table:table-cell office:value-type="string">
            <text:p>OS102011MA1QN1</text:p>
          </table:table-cell>
          <table:table-cell office:value-type="float" office:value="1">
            <text:p>1</text:p>
          </table:table-cell>
          <table:table-cell office:value-type="string">
            <text:p>slide switch</text:p>
          </table:table-cell>
          <table:table-cell office:value-type="currency" office:currency="EUR" office:value="0.309">
            <text:p>0,309 €</text:p>
          </table:table-cell>
          <table:table-cell table:formula="of:=[.F41]*[.D41]" office:value-type="currency" office:currency="EUR" office:value="0.309">
            <text:p>0,31 €</text:p>
          </table:table-cell>
          <table:table-cell office:value-type="string">
            <text:p><text:a xlink:href="http://si.farnell.com/c-k-components/os102011ma1qn1/switch-spdt-0-1a-12v-pcb-r-a/dp/1201431?ost=OS102011MA1QN1&amp;selectedCategoryId=&amp;categoryNameResp=Vse+kategorije&amp;searchView=table&amp;iscrfnonsku=false">http://si.farnell.com/c-k-components/os102011ma1qn1/switch-spdt-0-1a-12v-pcb-r-a/...</text:a></text:p>
          </table:table-cell>
        </table:table-row>
        <table:table-row table:style-name="ro2">
          <table:table-cell/>
          <table:table-cell office:value-type="string">
            <text:p>L1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office:value-type="string">
            <text:p>ferrite bead</text:p>
          </table:table-cell>
          <table:table-cell office:value-type="currency" office:currency="EUR" office:value="0.0357">
            <text:p>0,036 €</text:p>
          </table:table-cell>
          <table:table-cell table:formula="of:=[.F42]*[.D42]" office:value-type="currency" office:currency="EUR" office:value="0.0357">
            <text:p>0,04 €</text:p>
          </table:table-cell>
          <table:table-cell office:value-type="string">
            <text:p><text:a xlink:href="http://si.farnell.com/murata/blm18bb100sn1d/ferrite-bead-10-ohm-700ma-0603/dp/1515687">http://si.farnell.com/murata/blm18bb100sn1d/ferrite-bead-10-ohm-700ma-0603/dp/1515687</text:a></text:p>
          </table:table-cell>
        </table:table-row>
        <table:table-row table:style-name="ro2">
          <table:table-cell/>
          <table:table-cell office:value-type="string">
            <text:p>P2</text:p>
          </table:table-cell>
          <table:table-cell office:value-type="string">
            <text:p>SeedStudio DIP Grove 4P-2.0</text:p>
          </table:table-cell>
          <table:table-cell office:value-type="float" office:value="1">
            <text:p>1</text:p>
          </table:table-cell>
          <table:table-cell office:value-type="string">
            <text:p>I2C connector</text:p>
          </table:table-cell>
          <table:table-cell office:value-type="currency" office:currency="EUR" office:value="1.36">
            <text:p>1,360 €</text:p>
          </table:table-cell>
          <table:table-cell table:formula="of:=[.F43]*[.D43]" office:value-type="currency" office:currency="EUR" office:value="1.36">
            <text:p>1,36 €</text:p>
          </table:table-cell>
          <table:table-cell office:value-type="string">
            <text:p><text:a xlink:href="https://www.seeedstudio.com/item_detail.html?p_id=789">https://www.seeedstudio.com/item_detail.html?p_id=789</text:a></text:p>
          </table:table-cell>
        </table:table-row>
        <table:table-row table:style-name="ro2">
          <table:table-cell/>
          <table:table-cell office:value-type="string">
            <text:p>U12</text:p>
          </table:table-cell>
          <table:table-cell office:value-type="string">
            <text:p>Bourns EC12R-4217F-S0024</text:p>
          </table:table-cell>
          <table:table-cell office:value-type="float" office:value="1">
            <text:p>1</text:p>
          </table:table-cell>
          <table:table-cell office:value-type="string">
            <text:p>rotary encoder with switch</text:p>
          </table:table-cell>
          <table:table-cell office:value-type="currency" office:currency="EUR" office:value="1.15">
            <text:p>1,150 €</text:p>
          </table:table-cell>
          <table:table-cell table:formula="of:=[.F44]*[.D44]" office:value-type="currency" office:currency="EUR" office:value="1.15">
            <text:p>1,15 €</text:p>
          </table:table-cell>
          <table:table-cell office:value-type="string">
            <text:p><text:a xlink:href="http://eu.mouser.com/ProductDetail/Bourns/PEC12R-4217F-S0024/?qs=/ha2pyFaduhMnaWqdgi/Q77APhc6aTpe4QMsKlvCPNYkmaH2YEIhI5Ad6yzrmPYP">http://eu.mouser.com/ProductDetail/Bourns/PEC12R-4217F-S0024/...</text:a></text:p>
          </table:table-cell>
        </table:table-row>
        <table:table-row table:style-name="ro2">
          <table:table-cell/>
          <table:table-cell office:value-type="string">
            <text:p>U14</text:p>
          </table:table-cell>
          <table:table-cell office:value-type="string">
            <text:p>TSOT-23-6</text:p>
          </table:table-cell>
          <table:table-cell office:value-type="float" office:value="1">
            <text:p>1</text:p>
          </table:table-cell>
          <table:table-cell office:value-type="string">
            <text:p>LTC4412</text:p>
          </table:table-cell>
          <table:table-cell office:value-type="currency" office:currency="EUR" office:value="4.65">
            <text:p>4,650 €</text:p>
          </table:table-cell>
          <table:table-cell table:formula="of:=[.F45]*[.D45]" office:value-type="currency" office:currency="EUR" office:value="4.65">
            <text:p>4,65 €</text:p>
          </table:table-cell>
          <table:table-cell office:value-type="string">
            <text:p><text:a xlink:href="http://si.farnell.com/linear-technology/ltc4412hs6-trmpbf/low-loss-powerpath-ctrl-tsot-23/dp/2474352?aa=true&amp;ost=LTC4412&amp;vw=&amp;selectedCategoryId=&amp;categoryId=700000004322&amp;eq=N=203336+2028&amp;amp;Ntk=desc_pn&amp;amp;Ntt=LTC4412&amp;amp;Ntx=rel+gensearch_store_specific,static(P_STORE_MARKETING_RANK_FARNELL_SI,ascending)+mode+matchpartialmax&amp;amp;Nty=1&amp;amp;Ntpc=1&amp;amp;Ntpr=1&amp;amp;D=LTC4412*&amp;amp;Dn=2028+2028&amp;amp;Dx=mode+matchall&amp;searchView=table&amp;iscrfnonsku=false">http://si.farnell.com/linear-technology/ltc4412hs6-trmpbf/...</text:a></text:p>
          </table:table-cell>
        </table:table-row>
        <table:table-row table:style-name="ro2">
          <table:table-cell/>
          <table:table-cell office:value-type="string">
            <text:p>U15</text:p>
          </table:table-cell>
          <table:table-cell office:value-type="string">
            <text:p>SOT-363-6 (SC-70)</text:p>
          </table:table-cell>
          <table:table-cell office:value-type="float" office:value="1">
            <text:p>1</text:p>
          </table:table-cell>
          <table:table-cell office:value-type="string">
            <text:p>Si1967DH</text:p>
          </table:table-cell>
          <table:table-cell office:value-type="currency" office:currency="EUR" office:value="0.3">
            <text:p>0,300 €</text:p>
          </table:table-cell>
          <table:table-cell table:formula="of:=[.F46]*[.D46]" office:value-type="currency" office:currency="EUR" office:value="0.3">
            <text:p>0,30 €</text:p>
          </table:table-cell>
          <table:table-cell office:value-type="string">
            <text:p><text:a xlink:href="http://si.farnell.com/vishay/si1967dh-t1-ge3/mosfet-dual-p-channel-20v-1-3a/dp/2459406">http://si.farnell.com/vishay/si1967dh-t1-ge3/mosfet-dual-p-channel-20v-1-3a/dp/2459406</text:a></text:p>
          </table:table-cell>
        </table:table-row>
        <table:table-row table:style-name="ro2">
          <table:table-cell/>
          <table:table-cell table:style-name="ce5" office:value-type="string">
            <text:p>U8</text:p>
          </table:table-cell>
          <table:table-cell table:style-name="ce5" office:value-type="string">
            <text:p>LGA-12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LSM303C</text:p>
          </table:table-cell>
          <table:table-cell table:style-name="ce11" office:value-type="currency" office:currency="EUR" office:value="2.62">
            <text:p>2,620 €</text:p>
          </table:table-cell>
          <table:table-cell table:style-name="ce14" table:formula="of:=[.F47]*[.D47]" office:value-type="currency" office:currency="EUR" office:value="2.62">
            <text:p>2,62 €</text:p>
          </table:table-cell>
          <table:table-cell table:style-name="ce5" office:value-type="string">
            <text:p><text:a xlink:href="http://eu.mouser.com/ProductDetail/STMicroelectronics/LSM303CTR/?qs=sGAEpiMZZMvnsdhmqAkjhpKxrN6XHrqG">http://eu.mouser.com/ProductDetail/STMicroelectronics/LSM303CTR/?qs=sGAEpiMZZMvnsdhmqAkjhpKxrN6XHrqG</text:a></text:p>
          </table:table-cell>
        </table:table-row>
        <table:table-row table:style-name="ro2">
          <table:table-cell/>
          <table:table-cell table:style-name="ce5" office:value-type="string">
            <text:p>XX</text:p>
          </table:table-cell>
          <table:table-cell table:style-name="ce5" office:value-type="string">
            <text:p>JST PHR-3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IRover connector (plug)</text:p>
          </table:table-cell>
          <table:table-cell table:style-name="ce11" office:value-type="currency" office:currency="EUR" office:value="0.0459">
            <text:p>0,046 €</text:p>
          </table:table-cell>
          <table:table-cell table:style-name="ce14" table:formula="of:=[.F48]*[.D48]" office:value-type="currency" office:currency="EUR" office:value="0.0459">
            <text:p>0,05 €</text:p>
          </table:table-cell>
          <table:table-cell table:style-name="ce12" office:value-type="string">
            <text:p><text:a xlink:href="http://si.farnell.com/jst-japan-solderless-terminals/phr-3/housing-3way-2mm/dp/3616198">http://si.farnell.com/jst-japan-solderless-terminals/phr-3/housing-3way-2mm/dp/3616198</text:a></text:p>
          </table:table-cell>
        </table:table-row>
        <table:table-row table:style-name="ro2">
          <table:table-cell/>
          <table:table-cell table:style-name="Default" table:number-columns-repeated="4"/>
          <table:table-cell table:style-name="ce12" office:value-type="string">
            <text:p>Total:</text:p>
          </table:table-cell>
          <table:table-cell table:style-name="ce1" table:formula="of:=SUM([.G3:.G48])" office:value-type="currency" office:currency="EUR" office:value="128.2783">
            <text:p>128,28 €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currency-style style:name="N109P0" style:volatile="true">
      <number:number number:decimal-places="3" number:min-integer-digits="1" number:grouping="true"/>
      <number:text> </number:text>
      <number:currency-symbol number:language="sl" number:country="SI">€</number:currency-symbol>
    </number:currency-style>
    <number:currency-style style:name="N109">
      <style:text-properties fo:color="#ff0000"/>
      <number:text>-</number:text>
      <number:number number:decimal-places="3" number:min-integer-digits="1" number:grouping="true"/>
      <number:text> </number:text>
      <number:currency-symbol number:language="sl" number:country="SI">€</number:currency-symbol>
      <style:map style:condition="value()&gt;=0" style:apply-style-name="N109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11.07.2016</text:date>, <text:time>14:31:55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6-07-11T14:31:55.12</dc:date>
    <meta:generator>OpenOffice.org/3.2$Win32 OpenOffice.org_project/320m18$Build-9502</meta:generator>
    <meta:editing-duration>PT03H51M43S</meta:editing-duration>
    <meta:editing-cycles>163</meta:editing-cycles>
    <meta:document-statistic meta:table-count="1" meta:cell-count="331" meta:object-count="0"/>
  </office:meta>
</office:document-meta>
</file>